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cm"/>
    </style:style>
    <style:style style:name="gr2" style:family="graphic" style:parent-style-name="standard">
      <style:graphic-properties draw:stroke="none" svg:stroke-color="#000000" draw:fill="none" draw:fill-color="#ffffff" fo:min-height="1.412cm"/>
    </style:style>
    <style:style style:name="gr3" style:family="graphic" style:parent-style-name="standard">
      <style:graphic-properties draw:stroke="none" svg:stroke-color="#000000" draw:fill="none" draw:fill-color="#ffffff" fo:min-height="0.882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7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152cm" draw:marker-start-width="0.427cm" draw:marker-end-width="0.427cm" draw:fill="none" fo:padding-top="0.2cm" fo:padding-bottom="0.2cm" fo:padding-left="0.325cm" fo:padding-right="0.325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end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style:text-position="sub 58%" fo:font-size="14pt" style:font-size-asian="18pt" style:font-size-complex="18pt"/>
    </style:style>
    <style:style style:name="P5" style:family="paragraph">
      <style:text-properties style:text-position="super 58%" fo:font-size="14pt" style:font-size-asian="18pt" style:font-size-complex="18pt"/>
    </style:style>
    <style:style style:name="P6" style:family="paragraph">
      <style:text-properties style:text-position="33% 58%" fo:font-size="14pt" style:font-size-asian="18pt" style:font-size-complex="18pt"/>
    </style:style>
    <style:style style:name="P7" style:family="paragraph">
      <style:paragraph-properties fo:text-align="center"/>
      <style:text-properties style:text-position="super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5cm" svg:height="0.97cm" svg:x="1.762cm" svg:y="3.701cm">
          <draw:text-box>
            <text:p text:style-name="P1">G1</text:p>
          </draw:text-box>
        </draw:frame>
        <draw:frame draw:style-name="gr2" draw:text-style-name="P1" draw:layer="layout" svg:width="1.155cm" svg:height="1.662cm" svg:x="8.112cm" svg:y="24.757cm">
          <draw:text-box>
            <text:p text:style-name="P1">35</text:p>
          </draw:text-box>
        </draw:frame>
        <draw:frame draw:style-name="gr2" draw:text-style-name="P1" draw:layer="layout" svg:width="1.095cm" svg:height="1.662cm" svg:x="7.096cm" svg:y="24.757cm">
          <draw:text-box>
            <text:p text:style-name="P1">30</text:p>
          </draw:text-box>
        </draw:frame>
        <draw:frame draw:style-name="gr3" draw:text-style-name="P1" draw:layer="layout" svg:width="1.169cm" svg:height="1.132cm" svg:x="5.044cm" svg:y="24.757cm">
          <draw:text-box>
            <text:p text:style-name="P1">20</text:p>
          </draw:text-box>
        </draw:frame>
        <draw:frame draw:style-name="gr3" draw:text-style-name="P1" draw:layer="layout" svg:width="1.227cm" svg:height="1.132cm" svg:x="9.128cm" svg:y="24.757cm">
          <draw:text-box>
            <text:p text:style-name="P1">40</text:p>
          </draw:text-box>
        </draw:frame>
        <draw:custom-shape draw:style-name="gr4" draw:text-style-name="P3" draw:layer="layout" svg:width="0.379cm" svg:height="1.39cm" svg:x="6.325cm" svg:y="13.188cm">
          <text:p text:style-name="P3">2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1.077cm" svg:height="1.662cm" svg:x="6.08cm" svg:y="24.745cm">
          <draw:text-box>
            <text:p text:style-name="P1">25</text:p>
          </draw:text-box>
        </draw:frame>
        <draw:frame draw:style-name="gr3" draw:text-style-name="P1" draw:layer="layout" svg:width="1.128cm" svg:height="1.132cm" svg:x="10.271cm" svg:y="24.757cm">
          <draw:text-box>
            <text:p text:style-name="P1">45</text:p>
          </draw:text-box>
        </draw:frame>
        <draw:frame draw:style-name="gr5" draw:text-style-name="P2" draw:layer="layout" svg:width="1.377cm" svg:height="1.662cm" svg:x="1.635cm" svg:y="19.726cm">
          <draw:text-box>
            <text:p text:style-name="P1">QM</text:p>
          </draw:text-box>
        </draw:frame>
        <draw:frame draw:style-name="gr1" draw:text-style-name="P2" draw:layer="layout" svg:width="1.142cm" svg:height="0.97cm" svg:x="1.87cm" svg:y="15.663cm">
          <draw:text-box>
            <text:p text:style-name="P1">P2</text:p>
          </draw:text-box>
        </draw:frame>
        <draw:frame draw:style-name="gr1" draw:text-style-name="P2" draw:layer="layout" svg:width="1.142cm" svg:height="0.97cm" svg:x="1.87cm" svg:y="14.385cm">
          <draw:text-box>
            <text:p text:style-name="P1">P1</text:p>
          </draw:text-box>
        </draw:frame>
        <draw:frame draw:style-name="gr1" draw:text-style-name="P2" draw:layer="layout" svg:width="1.25cm" svg:height="0.97cm" svg:x="1.762cm" svg:y="10.321cm">
          <draw:text-box>
            <text:p text:style-name="P1">Q2</text:p>
          </draw:text-box>
        </draw:frame>
        <draw:frame draw:style-name="gr6" draw:text-style-name="P2" draw:layer="layout" svg:width="1.25cm" svg:height="0.969cm" svg:x="1.762cm" svg:y="4.98cm">
          <draw:text-box>
            <text:p text:style-name="P1">G2</text:p>
          </draw:text-box>
        </draw:frame>
        <draw:frame draw:style-name="gr1" draw:text-style-name="P2" draw:layer="layout" svg:width="1.25cm" svg:height="0.97cm" svg:x="1.762cm" svg:y="9.043cm">
          <draw:text-box>
            <text:p text:style-name="P1">Q1</text:p>
          </draw:text-box>
        </draw:frame>
        <draw:frame draw:style-name="gr5" draw:text-style-name="P2" draw:layer="layout" svg:width="1.25cm" svg:height="1.662cm" svg:x="1.762cm" svg:y="22.397cm">
          <draw:text-box>
            <text:p text:style-name="P1">PM</text:p>
          </draw:text-box>
        </draw:frame>
        <draw:frame draw:style-name="gr3" draw:text-style-name="P1" draw:layer="layout" svg:width="1.168cm" svg:height="1.132cm" svg:x="3.994cm" svg:y="24.757cm">
          <draw:text-box>
            <text:p text:style-name="P1">15</text:p>
          </draw:text-box>
        </draw:frame>
        <draw:line draw:style-name="gr7" draw:text-style-name="P3" draw:layer="layout" svg:x1="13.961cm" svg:y1="23.998cm" svg:x2="13.961cm" svg:y2="2.397cm">
          <text:p/>
        </draw:line>
        <draw:frame draw:style-name="gr3" draw:text-style-name="P1" draw:layer="layout" svg:width="1.14cm" svg:height="1.132cm" svg:x="14.462cm" svg:y="24.757cm">
          <draw:text-box>
            <text:p text:style-name="P1">65</text:p>
          </draw:text-box>
        </draw:frame>
        <draw:frame draw:style-name="gr3" draw:text-style-name="P1" draw:layer="layout" svg:width="1.162cm" svg:height="1.132cm" svg:x="11.287cm" svg:y="24.757cm">
          <draw:text-box>
            <text:p text:style-name="P1">50</text:p>
          </draw:text-box>
        </draw:frame>
        <draw:frame draw:style-name="gr3" draw:text-style-name="P1" draw:layer="layout" svg:width="1.071cm" svg:height="1.132cm" svg:x="12.43cm" svg:y="24.757cm">
          <draw:text-box>
            <text:p text:style-name="P1">55</text:p>
          </draw:text-box>
        </draw:frame>
        <draw:frame draw:style-name="gr3" draw:text-style-name="P1" draw:layer="layout" svg:width="1.106cm" svg:height="1.132cm" svg:x="13.446cm" svg:y="24.757cm">
          <draw:text-box>
            <text:p text:style-name="P1">60</text:p>
          </draw:text-box>
        </draw:frame>
        <draw:line draw:style-name="gr8" draw:text-style-name="P3" draw:layer="layout" svg:x1="3.39cm" svg:y1="22.861cm" svg:x2="19.542cm" svg:y2="22.861cm">
          <text:p/>
        </draw:line>
        <draw:line draw:style-name="gr8" draw:text-style-name="P3" draw:layer="layout" svg:x1="3.39cm" svg:y1="20.173cm" svg:x2="19.542cm" svg:y2="20.173cm">
          <text:p/>
        </draw:line>
        <draw:line draw:style-name="gr8" draw:text-style-name="P3" draw:layer="layout" svg:x1="3.39cm" svg:y1="16.091cm" svg:x2="19.542cm" svg:y2="16.091cm">
          <text:p/>
        </draw:line>
        <draw:line draw:style-name="gr8" draw:text-style-name="P3" draw:layer="layout" svg:x1="3.39cm" svg:y1="14.795cm" svg:x2="19.542cm" svg:y2="14.795cm">
          <text:p/>
        </draw:line>
        <draw:line draw:style-name="gr8" draw:text-style-name="P3" draw:layer="layout" svg:x1="3.39cm" svg:y1="10.713cm" svg:x2="19.542cm" svg:y2="10.713cm">
          <text:p/>
        </draw:line>
        <draw:line draw:style-name="gr8" draw:text-style-name="P3" draw:layer="layout" svg:x1="3.39cm" svg:y1="9.417cm" svg:x2="19.542cm" svg:y2="9.417cm">
          <text:p/>
        </draw:line>
        <draw:line draw:style-name="gr8" draw:text-style-name="P3" draw:layer="layout" svg:x1="3.39cm" svg:y1="5.335cm" svg:x2="19.542cm" svg:y2="5.335cm">
          <text:p/>
        </draw:line>
        <draw:line draw:style-name="gr8" draw:text-style-name="P3" draw:layer="layout" svg:x1="3.39cm" svg:y1="4.039cm" svg:x2="19.542cm" svg:y2="4.039cm">
          <text:p/>
        </draw:line>
        <draw:line draw:style-name="gr7" draw:text-style-name="P3" draw:layer="layout" svg:x1="15.018cm" svg:y1="23.998cm" svg:x2="15.018cm" svg:y2="2.397cm">
          <text:p/>
        </draw:line>
        <draw:line draw:style-name="gr7" draw:text-style-name="P3" draw:layer="layout" svg:x1="12.905cm" svg:y1="23.998cm" svg:x2="12.905cm" svg:y2="2.397cm">
          <text:p/>
        </draw:line>
        <draw:line draw:style-name="gr7" draw:text-style-name="P3" draw:layer="layout" svg:x1="11.847cm" svg:y1="23.998cm" svg:x2="11.847cm" svg:y2="2.397cm">
          <text:p/>
        </draw:line>
        <draw:line draw:style-name="gr7" draw:text-style-name="P3" draw:layer="layout" svg:x1="10.79cm" svg:y1="23.998cm" svg:x2="10.79cm" svg:y2="2.397cm">
          <text:p/>
        </draw:line>
        <draw:line draw:style-name="gr7" draw:text-style-name="P3" draw:layer="layout" svg:x1="9.733cm" svg:y1="23.998cm" svg:x2="9.733cm" svg:y2="2.397cm">
          <text:p/>
        </draw:line>
        <draw:line draw:style-name="gr7" draw:text-style-name="P3" draw:layer="layout" svg:x1="8.676cm" svg:y1="23.998cm" svg:x2="8.676cm" svg:y2="2.397cm">
          <text:p/>
        </draw:line>
        <draw:line draw:style-name="gr7" draw:text-style-name="P3" draw:layer="layout" svg:x1="7.619cm" svg:y1="23.998cm" svg:x2="7.619cm" svg:y2="2.397cm">
          <text:p/>
        </draw:line>
        <draw:line draw:style-name="gr7" draw:text-style-name="P3" draw:layer="layout" svg:x1="6.562cm" svg:y1="23.998cm" svg:x2="6.562cm" svg:y2="2.397cm">
          <text:p/>
        </draw:line>
        <draw:line draw:style-name="gr7" draw:text-style-name="P3" draw:layer="layout" svg:x1="5.504cm" svg:y1="23.998cm" svg:x2="5.504cm" svg:y2="2.397cm">
          <text:p/>
        </draw:line>
        <draw:line draw:style-name="gr7" draw:text-style-name="P3" draw:layer="layout" svg:x1="4.448cm" svg:y1="23.998cm" svg:x2="4.448cm" svg:y2="2.397cm">
          <text:p/>
        </draw:line>
        <draw:line draw:style-name="gr7" draw:text-style-name="P3" draw:layer="layout" svg:x1="3.391cm" svg:y1="23.998cm" svg:x2="3.391cm" svg:y2="2.397cm">
          <text:p/>
        </draw:line>
        <draw:custom-shape draw:style-name="gr4" draw:text-style-name="P3" draw:layer="layout" svg:width="0.378cm" svg:height="1.391cm" svg:x="13.718cm" svg:y="2.649cm">
          <text:p text:style-name="P3">6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cm" svg:height="1.39cm" svg:x="5.284cm" svg:y="2.623cm">
          <text:p text:style-name="P3">2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79cm" svg:height="1.39cm" svg:x="9.533cm" svg:y="2.623cm">
          <text:p text:style-name="P3">4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284cm" svg:height="0.379cm" svg:x="5.53cm" svg:y="10.812cm">
          <text:p text:style-name="P4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.473cm" svg:y1="14.63cm" svg:x2="6.514cm" svg:y2="14.63cm">
          <text:p text:style-name="P5">20-25</text:p>
        </draw:line>
        <draw:line draw:style-name="gr9" draw:text-style-name="P6" draw:layer="layout" svg:x1="5.757cm" svg:y1="16.336cm" svg:x2="7.162cm" svg:y2="16.346cm">
          <text:p text:style-name="P6">21 - 28</text:p>
        </draw:line>
        <draw:custom-shape draw:style-name="gr4" draw:text-style-name="P7" draw:layer="layout" svg:width="0.283cm" svg:height="0.378cm" svg:x="5.381cm" svg:y="9.072cm">
          <text:p text:style-name="P7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284cm" svg:height="0.38cm" svg:x="6.42cm" svg:y="19.684cm">
          <text:p text:style-name="P7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84cm" svg:y1="22.699cm" svg:x2="13.002cm" svg:y2="22.682cm">
          <text:p text:style-name="P5">45 - 55</text:p>
        </draw:line>
        <draw:custom-shape draw:style-name="gr4" draw:text-style-name="P3" draw:layer="layout" svg:width="0.378cm" svg:height="1.389cm" svg:x="12.814cm" svg:y="21.193cm">
          <text:p text:style-name="P3">5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5" draw:layer="layout" svg:x1="7.264cm" svg:y1="20.586cm" svg:x2="8.669cm" svg:y2="20.596cm">
          <text:p text:style-name="P5">28 - 35</text:p>
        </draw:line>
        <draw:line draw:style-name="gr9" draw:text-style-name="P5" draw:layer="layout" svg:x1="8.692cm" svg:y1="23.235cm" svg:x2="10.854cm" svg:y2="23.218cm">
          <text:p text:style-name="P5">35-45</text:p>
        </draw:line>
        <draw:custom-shape draw:style-name="gr4" draw:text-style-name="P7" draw:layer="layout" svg:width="0.283cm" svg:height="0.379cm" svg:x="9.568cm" svg:y="9.022cm">
          <text:p text:style-name="P7">4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83cm" svg:height="0.379cm" svg:x="9.915cm" svg:y="10.762cm">
          <text:p text:style-name="P4">4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79cm" svg:height="1.389cm" svg:x="10.66cm" svg:y="13.226cm">
          <text:p text:style-name="P3">4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5" draw:layer="layout" svg:x1="9.808cm" svg:y1="14.63cm" svg:x2="10.849cm" svg:y2="14.63cm">
          <text:p text:style-name="P5">40-45</text:p>
        </draw:line>
        <draw:line draw:style-name="gr9" draw:text-style-name="P5" draw:layer="layout" svg:x1="11.668cm" svg:y1="20.531cm" svg:x2="12.938cm" svg:y2="20.531cm">
          <text:p text:style-name="P5">49-55</text:p>
        </draw:line>
        <draw:custom-shape draw:style-name="gr4" draw:text-style-name="P3" draw:layer="layout" svg:width="0.379cm" svg:height="1.137cm" svg:x="5.568cm" svg:y="5.426cm">
          <text:p text:style-name="P3">2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79cm" svg:height="1.137cm" svg:x="10.055cm" svg:y="5.426cm">
          <text:p text:style-name="P3">4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78cm" svg:height="1.137cm" svg:x="14.434cm" svg:y="5.426cm">
          <text:p text:style-name="P3">6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284cm" svg:height="0.38cm" svg:x="14.472cm" svg:y="10.712cm">
          <text:p text:style-name="P4">6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79cm" svg:height="1.137cm" svg:x="6.967cm" svg:y="16.436cm">
          <text:p text:style-name="P3">28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8cm" svg:height="1.136cm" svg:x="10.679cm" svg:y="23.26cm">
          <text:p text:style-name="P3">4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0.284cm" svg:height="0.379cm" svg:x="13.827cm" svg:y="8.972cm">
          <text:p text:style-name="P7">6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0.292cm" svg:y1="16.336cm" svg:x2="11.697cm" svg:y2="16.346cm">
          <text:p text:style-name="P6">42 - 49</text:p>
        </draw:line>
        <draw:custom-shape draw:style-name="gr4" draw:text-style-name="P3" draw:layer="layout" svg:width="0.379cm" svg:height="1.137cm" svg:x="11.502cm" svg:y="16.436cm">
          <text:p text:style-name="P3">4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78cm" svg:height="1.389cm" svg:x="14.821cm" svg:y="13.165cm">
          <text:p text:style-name="P3">6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5" draw:layer="layout" svg:x1="13.969cm" svg:y1="14.63cm" svg:x2="15.01cm" svg:y2="14.63cm">
          <text:p text:style-name="P5">60-65</text:p>
        </draw:line>
        <draw:line draw:style-name="gr9" draw:text-style-name="P6" draw:layer="layout" svg:x1="14.674cm" svg:y1="16.336cm" svg:x2="16.079cm" svg:y2="16.346cm">
          <text:p text:style-name="P6">63 - 70</text:p>
        </draw:line>
        <draw:custom-shape draw:style-name="gr4" draw:text-style-name="P3" draw:layer="layout" svg:width="0.379cm" svg:height="1.137cm" svg:x="15.884cm" svg:y="16.436cm">
          <text:p text:style-name="P3">7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1.168cm" svg:height="1.132cm" svg:x="2.951cm" svg:y="24.758cm">
          <draw:text-box>
            <text:p text:style-name="P1">10</text:p>
          </draw:text-box>
        </draw:frame>
        <draw:frame draw:style-name="gr3" draw:text-style-name="P1" draw:layer="layout" svg:width="1.168cm" svg:height="1.132cm" svg:x="1.759cm" svg:y="24.759cm">
          <draw:text-box>
            <text:p text:style-name="P1"><text:s/>0</text:p>
          </draw:text-box>
        </draw:frame>
        <draw:line draw:style-name="gr7" draw:text-style-name="P3" draw:layer="layout" svg:x1="16.062cm" svg:y1="23.999cm" svg:x2="16.062cm" svg:y2="2.398cm">
          <text:p/>
        </draw:line>
        <draw:line draw:style-name="gr7" draw:text-style-name="P3" draw:layer="layout" svg:x1="17.119cm" svg:y1="23.999cm" svg:x2="17.119cm" svg:y2="2.398cm">
          <text:p/>
        </draw:line>
        <draw:line draw:style-name="gr7" draw:text-style-name="P3" draw:layer="layout" svg:x1="18.162cm" svg:y1="23.999cm" svg:x2="18.162cm" svg:y2="2.398cm">
          <text:p/>
        </draw:line>
        <draw:line draw:style-name="gr7" draw:text-style-name="P3" draw:layer="layout" svg:x1="19.219cm" svg:y1="23.999cm" svg:x2="19.219cm" svg:y2="2.398cm">
          <text:p/>
        </draw:line>
        <draw:frame draw:style-name="gr3" draw:text-style-name="P1" draw:layer="layout" svg:width="1.14cm" svg:height="1.132cm" svg:x="15.562cm" svg:y="24.757cm">
          <draw:text-box>
            <text:p text:style-name="P1">70</text:p>
          </draw:text-box>
        </draw:frame>
        <draw:frame draw:style-name="gr3" draw:text-style-name="P1" draw:layer="layout" svg:width="1.14cm" svg:height="1.132cm" svg:x="16.562cm" svg:y="24.757cm">
          <draw:text-box>
            <text:p text:style-name="P1">75</text:p>
          </draw:text-box>
        </draw:frame>
        <draw:frame draw:style-name="gr3" draw:text-style-name="P1" draw:layer="layout" svg:width="1.14cm" svg:height="1.132cm" svg:x="17.562cm" svg:y="24.757cm">
          <draw:text-box>
            <text:p text:style-name="P1">80</text:p>
          </draw:text-box>
        </draw:frame>
        <draw:frame draw:style-name="gr3" draw:text-style-name="P1" draw:layer="layout" svg:width="1.14cm" svg:height="1.132cm" svg:x="18.662cm" svg:y="24.757cm">
          <draw:text-box>
            <text:p text:style-name="P1">85</text:p>
          </draw:text-box>
        </draw:frame>
        <draw:custom-shape draw:style-name="gr4" draw:text-style-name="P7" draw:layer="layout" svg:width="0.284cm" svg:height="0.38cm" svg:x="10.621cm" svg:y="19.666cm">
          <text:p text:style-name="P7">4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6.541cm" svg:y1="22.684cm" svg:x2="8.703cm" svg:y2="22.667cm">
          <text:p text:style-name="P5">25 - 35</text:p>
        </draw:line>
        <draw:custom-shape draw:style-name="gr4" draw:text-style-name="P3" draw:layer="layout" svg:width="0.378cm" svg:height="1.389cm" svg:x="8.512cm" svg:y="21.193cm">
          <text:p text:style-name="P3">3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5" draw:layer="layout" svg:x1="12.892cm" svg:y1="23.22cm" svg:x2="15.054cm" svg:y2="23.203cm">
          <text:p text:style-name="P5">55-65</text:p>
        </draw:line>
        <draw:custom-shape draw:style-name="gr4" draw:text-style-name="P3" draw:layer="layout" svg:width="0.38cm" svg:height="1.136cm" svg:x="14.873cm" svg:y="23.261cm">
          <text:p text:style-name="P3">6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5" draw:layer="layout" svg:x1="17.092cm" svg:y1="23.105cm" svg:x2="19.254cm" svg:y2="23.088cm">
          <text:p text:style-name="P5">75-85</text:p>
        </draw:line>
        <draw:line draw:style-name="gr9" draw:text-style-name="P5" draw:layer="layout" svg:x1="14.992cm" svg:y1="22.705cm" svg:x2="17.154cm" svg:y2="22.688cm">
          <text:p text:style-name="P5">65-75</text:p>
        </draw:line>
        <draw:custom-shape draw:style-name="gr4" draw:text-style-name="P3" draw:layer="layout" svg:width="0.38cm" svg:height="1.136cm" svg:x="18.974cm" svg:y="23.262cm">
          <text:p text:style-name="P3">8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378cm" svg:height="1.389cm" svg:x="16.913cm" svg:y="21.193cm">
          <text:p text:style-name="P3">7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0.284cm" svg:height="0.38cm" svg:x="14.918cm" svg:y="19.65cm">
          <text:p text:style-name="P7">6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6.068cm" svg:y1="20.512cm" svg:x2="17.338cm" svg:y2="20.512cm">
          <text:p text:style-name="P5">70-75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ll-image-width="0cm" draw:fill-image-height="0cm" draw:textarea-vertical-align="bottom" draw:shadow-offset-x="0.203cm" draw:shadow-offset-y="0.203cm"/>
      <style:paragraph-properties fo:text-align="center">
        <style:tab-stops/>
      </style:paragraph-properties>
      <style:text-properties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2:54:17.434000000</meta:creation-date>
    <dc:date>2014-10-07T14:52:51.357044000</dc:date>
    <meta:editing-duration>PT1H29M21S</meta:editing-duration>
    <meta:editing-cycles>7</meta:editing-cycles>
    <meta:generator>LibreOffice/4.2.6.3$MacOSX_x86 LibreOffice_project/3fd416d4c6db7d3204c17ce57a1d70f6e531ee21</meta:generator>
    <meta:document-statistic meta:object-count="91"/>
  </office:meta>
</office:document-meta>
</file>